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5.98cm"/>
    </style:style>
    <style:style style:name="co3" style:family="table-column">
      <style:table-column-properties fo:break-before="auto" style:column-width="3.5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_20_Table_20_Category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Pivot_20_Table_20_Category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Pivot_20_Table_20_Category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Pivot_20_Table_20_Category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/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1"/>
        <table:table-row table:style-name="ro1">
          <table:table-cell office:value-type="string" calcext:value-type="string">
            <text:p>Numéro de table</text:p>
          </table:table-cell>
          <table:table-cell table:style-name="ce3" office:value-type="string" calcext:value-type="string">
            <text:p>Finissant</text:p>
          </table:table-cell>
          <table:table-cell table:style-name="ce7" office:value-type="string" calcext:value-type="string">
            <text:p>Nombre d’invité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Aaron Frappier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Adam Coutur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Adam joli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Adam Lebel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Aleck Laplant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Alexandra Aude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Alexandra bérubé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Alexandra Lamontagne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Alexandre Coutur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Alexandre Gagn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Alexandre Paque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Alexia Poulin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Alexie Di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lexim Mathie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Alexis Drouin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Alexis Mahe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Alexis Poulin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Alexis Vach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Alicia Lessar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Alycia Fluet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Alycia Poul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Alyssa Lachanc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Amélia Gagnon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Amy Demers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Anaïs Lachance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Anaïs Vach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Angelyck bélanger boucher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ANN-SOPHIE LAVOI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Anna-Ève Rancour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Anne-Sophie gaboury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Antoine Bernar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Antoine Ouelle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Antoine Rolland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Antoine Toulous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Ariane Fort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Ariane Maheux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Benjamin Dallair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Benjamin Ladouceur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Brenden Côté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Brittany Paque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Camille Maheux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Carolanne Carrier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Catherine Rodrigu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string" calcext:value-type="string">
            <text:p>Cathianne Veilleux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Cédric Parent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Charles Lavallé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Charly Lessar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Clémentine pire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Cloé St-Pierr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Cora-Lee McGuiga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Coralie Maheux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Daphnée Larouch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David Guillermo Arévalo Calderó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Dominic Gilber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Drew Tanguay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Eden Gilbert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Edward Fortin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Élaina Leblon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Éli Bég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Éliane Veilleux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lianne Goule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Eliot Gagné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Elizabeth Roy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Élodie Bernard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Élodie Poul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Elody Bougi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Élyana Roy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Élyane Paul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Emeraude Fectea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Émerick Boutin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Emerick Fournier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Emile Marois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Emile Soulières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Émily Bar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Emma-Rose peller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Emma-Rose Vach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Emmy Begin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Emrika Gagné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Emy-Rose Poul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Émyle Coulomb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Eve marie Desmarais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Eve-Marie Longchamps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ce3" office:value-type="string" calcext:value-type="string">
            <text:p>Even castonguay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Faërie Simar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Felicia Lessar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Félicie Delisle-Richar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Félix Lessar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Félix pép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Félix-Antoine Paré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Florence Rhéaume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Gabriel Turgeon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Gabrielle Deblois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Gabrielle Jacques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Isak goulet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Jacob Bédard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Jacob Bilodeau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Jacob Coutur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Jacob Fort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Jade Antoin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Jade Mercier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Jade-Ellie Pomerleau Poulin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Jasmyne Cloutier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Jason Veilleux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Jenny-Lee Daigl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Jérome Côté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Jessica Poul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Jessica Thibaudea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Jezebel Lamber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Jodin Combate-Perez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Jolyann Lessar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Julia Blanchett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Julia Bureau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Julia Parent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Julianne lachance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Julie gossel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Juliette parentea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Justin Beaudoin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Justin Grenier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Justin Labont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Justin Lessar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string" calcext:value-type="string">
            <text:p>Justine Fort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Kaïla Goupil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Karen Nicol Ramírez Vargas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Kassandre Tassé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Kelly McCollough-Lessar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Kellya Vach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Kelyanne Quiri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Kelyna Fectea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Laura Coutur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Laura Ménar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Laura Poul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Laura-Jeanne Caron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Laura-Lee Poul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Laurence Bilodea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Laurie Drouin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Laurie Fort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Laurie-Ann Cloutier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Laurie-Maude Perreaul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Léa Parent Mercier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Léa-Maude Fort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Léa-Maude Roussea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Léa-maude veilleux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Leah Michau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Leila bout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Léonard Toulouse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Léonie Fecteau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Lidia Gonthier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Lily-Rose Giguèr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Loïc Doy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Lora-Kate Bernar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Lorie Boissonneaul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Louis-David Leclerc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Louis-Philippe Drou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Louis-philippe poul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Louis-Pierre Doy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Louis-Thomas Maheux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Lucas Bouleaux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Madyson Parent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aé Via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string" calcext:value-type="string">
            <text:p>Maëly Jalber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Maéva Dupuis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string" calcext:value-type="string">
            <text:p>Maéva Philippea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Mahée Patry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Maïka Bourg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Maïka Carrier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Maïté Veilleux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Malix Siméon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Marc-Antoine Garea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Marc-Antoine Geness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Marie-Ève Bout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Marylou Therrie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Mathieu Garea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Mathieu Veilleux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Mathis Roche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Matt guenette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Matthias Stellio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ude Frenette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Mavrik Maisonneuv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Maya Mathie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string" calcext:value-type="string">
            <text:p>Medryck lagrang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Mégane Bernar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Mégane Côté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Mélodie Veilleux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Mélyane Vachon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Mia dutil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Michael Brochu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yriam Leclerc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Nathan Beaudo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Nathan bougi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Nathan Gaulin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Nathan Golay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Nathan laflamm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Nicolas Blais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Noémie Leclerc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Noémie Poul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Océane Dostie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Océane Jacques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Océane Sarraz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string" calcext:value-type="string">
            <text:p>Océanne Mor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string" calcext:value-type="string">
            <text:p>Olivia Bouchar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Olivia Demers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Olivia Fortin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Olivia Giguère Mor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Olivier Gagné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Olivier Veilleux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Patrick-Olivier Bernier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hilip Drouin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Philip-Eliott Coutur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raphaële poul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Raphaëlle Paren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Rosalie Bélanger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Rosalie Champagne Di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Rose Laquerr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string" calcext:value-type="string">
            <text:p>Rosemarie Vach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Rosemary Carrier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Roxane Lebru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Saffira Vandenbroeke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Salomé Champi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Samuel Drou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Samuel morissett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Samuel Ouelle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Samuel robert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Sara-Jane Turgeo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Sarah Giroux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Sarah-Maude Brassar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Sarah-Maude Lacasse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Sébastien busque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Sheldon Gagné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Solomé zacheo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Stacy Couture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string" calcext:value-type="string">
            <text:p>Taïna Bernar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Tchad Mor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Thomas Beaudoin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Thomas Gilber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Thomas Pinard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Thomas-Olivier Gaul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Tristan Lessard Bellerose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Vincent Fortin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William Thibodeau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Xavier Lessar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Yan-Philippe Cayer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Zachary Émon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Zachary Roy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0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243+SUM([.C2:.C245])" office:value-type="float" office:value="916" calcext:value-type="float">
            <text:p>91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 table:number-rows-repeated="2">
          <table:table-cell table:style-name="Default"/>
          <table:table-cell table:style-name="ce5"/>
          <table:table-cell/>
        </table:table-row>
        <table:table-row table:style-name="ro1" table:number-rows-repeated="5">
          <table:table-cell table:number-columns-repeated="3"/>
        </table:table-row>
        <table:table-row table:style-name="ro1" table:number-rows-repeated="5">
          <table:table-cell table:style-name="Default"/>
          <table:table-cell table:style-name="ce5"/>
          <table:table-cell/>
        </table:table-row>
        <table:table-row table:style-name="ro1" table:number-rows-repeated="9">
          <table:table-cell table:number-columns-repeated="3"/>
        </table:table-row>
        <table:table-row table:style-name="ro1" table:number-rows-repeated="6">
          <table:table-cell table:style-name="Default"/>
          <table:table-cell table:style-name="ce5"/>
          <table:table-cell/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style-name="ce2"/>
          <table:table-cell table:style-name="ce6"/>
          <table:table-cell/>
        </table:table-row>
        <table:table-row table:style-name="ro1">
          <table:table-cell table:number-columns-repeated="3"/>
        </table:table-row>
        <table:table-row table:style-name="ro1" table:number-rows-repeated="3">
          <table:table-cell table:style-name="ce2"/>
          <table:table-cell table:style-name="ce6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Default"/>
          <table:table-cell table:style-name="ce5"/>
          <table:table-cell/>
        </table:table-row>
        <table:table-row table:style-name="ro1" table:number-rows-repeated="3">
          <table:table-cell table:style-name="ce2"/>
          <table:table-cell table:style-name="ce6"/>
          <table:table-cell/>
        </table:table-row>
        <table:table-row table:style-name="ro1">
          <table:table-cell table:number-columns-repeated="3"/>
        </table:table-row>
        <table:table-row table:style-name="ro1" table:number-rows-repeated="6">
          <table:table-cell table:style-name="ce2"/>
          <table:table-cell table:style-name="ce6"/>
          <table:table-cell/>
        </table:table-row>
        <table:table-row table:style-name="ro1" table:number-rows-repeated="7">
          <table:table-cell table:number-columns-repeated="3"/>
        </table:table-row>
        <table:table-row table:style-name="ro1" table:number-rows-repeated="8">
          <table:table-cell table:style-name="ce2"/>
          <table:table-cell table:style-name="ce6"/>
          <table:table-cell/>
        </table:table-row>
        <table:table-row table:style-name="ro1" table:number-rows-repeated="15">
          <table:table-cell table:number-columns-repeated="3"/>
        </table:table-row>
        <table:table-row table:style-name="ro1" table:number-rows-repeated="10">
          <table:table-cell table:style-name="Default"/>
          <table:table-cell table:style-name="ce5"/>
          <table:table-cell/>
        </table:table-row>
        <table:table-row table:style-name="ro1" table:number-rows-repeated="10">
          <table:table-cell table:number-columns-repeated="3"/>
        </table:table-row>
        <table:table-row table:style-name="ro1" table:number-rows-repeated="8">
          <table:table-cell table:style-name="Default"/>
          <table:table-cell table:style-name="ce5"/>
          <table:table-cell/>
        </table:table-row>
        <table:table-row table:style-name="ro1" table:number-rows-repeated="1048217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247:Sheet1.C1048576 Sheet1.C3:Sheet1.C245">
            <calcext:condition calcext:apply-style-name="ConditionalStyle_8" calcext:value="contains-text(&quot; ? ?&quot;)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8" style:display-name="ConditionalStyle_8" style:family="table-cell" style:parent-style-name="Default" style:data-style-name="N0">
      <style:table-cell-properties fo:background-color="#3faf46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00:29:38.278928651</meta:creation-date>
    <dc:date>2025-06-10T00:31:14.891211966</dc:date>
    <meta:editing-duration>PT1M38S</meta:editing-duration>
    <meta:editing-cycles>1</meta:editing-cycles>
    <meta:document-statistic meta:table-count="1" meta:cell-count="733" meta:object-count="0"/>
    <meta:generator>LibreOffice/24.2.7.2$Linux_X86_64 LibreOffice_project/420$Build-2</meta:generator>
  </office:meta>
</office:document-meta>
</file>